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5A000001C5A4438D03.png" manifest:media-type="image/png"/>
  <manifest:file-entry manifest:full-path="Pictures/10000000000001EB0000018148AA2E12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c8d3" officeooo:paragraph-rsid="0018c8d3"/>
    </style:style>
    <style:style style:name="P2" style:family="paragraph" style:parent-style-name="Standard">
      <style:text-properties officeooo:rsid="001a7bfc" officeooo:paragraph-rsid="001a7bfc"/>
    </style:style>
    <style:style style:name="P3" style:family="paragraph" style:parent-style-name="Standard">
      <style:text-properties officeooo:rsid="0018c8d3" officeooo:paragraph-rsid="0018c8d3"/>
    </style:style>
    <style:style style:name="P4" style:family="paragraph" style:parent-style-name="Standard">
      <style:text-properties officeooo:rsid="0018c8d3" officeooo:paragraph-rsid="001b5fab"/>
    </style:style>
    <style:style style:name="T1" style:family="text">
      <style:text-properties officeooo:rsid="001a7bfc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5.1146in" svg:height="4.0102in" draw:z-index="0"><draw:image xlink:href="Pictures/10000000000001EB0000018148AA2E1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Eta adaptativo y chosen ones. <text:span text:style-name="T1">Training ordenado .</text:span></text:p>
      <text:p text:style-name="P2">15' quedó ya en 20.</text:p>
      <text:p text:style-name="P1"/>
      <text:p text:style-name="P1">clear; clf </text:p>
      <text:p text:style-name="P1">trainingAmount = 200; </text:p>
      <text:p text:style-name="P1">middleAmount = 15; </text:p>
      <text:p text:style-name="P1">maxIt = 10000000; </text:p>
      <text:p text:style-name="P1">calcAllFreq = trainingAmount; </text:p>
      <text:p text:style-name="P1">ETol = 0.005; </text:p>
      <text:p text:style-name="P1">gName = 'sigmodea'; </text:p>
      <text:p text:style-name="P1">[training, expected] = generateTrainingTPfunctionChosenOnes(trainingAmount); </text:p>
      <text:p text:style-name="P1">training = [training, expected];</text:p>
      <text:p text:style-name="P1"/>
      <text:p text:style-name="P1"/>
      <text:p text:style-name="P1"/>
      <text:p text:style-name="P1"><draw:frame draw:style-name="fr1" draw:name="Image2" text:anchor-type="paragraph" svg:width="4.7402in" svg:height="3.5665in" draw:z-index="1"><draw:image xlink:href="Pictures/100002010000025A000001C5A4438D03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4">Eta adaptativo y chosen ones. <text:span text:style-name="T1">Training se desordena en cada epoca.</text:span></text:p>
      <text:p text:style-name="P4"/>
      <text:p text:style-name="P4">clear; clf </text:p>
      <text:p text:style-name="P4">trainingAmount = 200; </text:p>
      <text:p text:style-name="P4">middleAmount = 15; </text:p>
      <text:p text:style-name="P4">maxIt = 10000000; </text:p>
      <text:p text:style-name="P4">calcAllFreq = trainingAmount; </text:p>
      <text:p text:style-name="P4">ETol = 0.005; </text:p>
      <text:p text:style-name="P4">gName = 'sigmodea'; </text:p>
      <text:p text:style-name="P4">[training, expected] = generateTrainingTPfunctionChosenOnes(trainingAmount); </text:p>
      <text:p text:style-name="P4">training = [training, expected];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1T17:12:34.025501682</meta:creation-date>
    <dc:date>2015-05-01T17:48:54.217235000</dc:date>
    <meta:editing-duration>PT2M45S</meta:editing-duration>
    <meta:editing-cycles>3</meta:editing-cycles>
    <meta:generator>LibreOffice/4.4.2.2$MacOSX_X86_64 LibreOffice_project/c4c7d32d0d49397cad38d62472b0bc8acff48dd6</meta:generator>
    <meta:document-statistic meta:table-count="0" meta:image-count="2" meta:object-count="0" meta:page-count="2" meta:paragraph-count="21" meta:word-count="80" meta:character-count="620" meta:non-whitespace-character-count="545"/>
  </office:meta>
</office:document-meta>
</file>